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Symmetric_20_Arrow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57cm"/>
    </style:style>
    <style:style style:name="gr3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4" style:family="graphic" style:parent-style-name="standard">
      <style:graphic-properties svg:stroke-color="#2171b5" draw:fill-color="#2171b5" draw:textarea-horizontal-align="justify" draw:textarea-vertical-align="middle" draw:auto-grow-height="false" fo:min-height="0.29cm" fo:min-width="0.04cm"/>
    </style:style>
    <style:style style:name="gr5" style:family="graphic" style:parent-style-name="objectwithoutfill">
      <style:graphic-properties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marker-start="" draw:marker-end="Symmetric_20_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-color="#2171b5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261cm" svg:y1="5.291cm" svg:x2="4.261cm" svg:y2="4.502cm">
          <text:p/>
        </draw:line>
        <draw:frame draw:style-name="gr2" draw:text-style-name="P2" draw:layer="layout" svg:width="1.27cm" svg:height="1.207cm" svg:x="4.161cm" svg:y="4.792cm">
          <draw:text-box>
            <text:p><text:span text:style-name="T1">Fg</text:span></text:p>
            <text:p><text:span text:style-name="T1"/></text:p>
          </draw:text-box>
        </draw:frame>
        <draw:line draw:style-name="gr3" draw:text-style-name="P1" draw:layer="layout" svg:x1="2.921cm" svg:y1="5.08cm" svg:x2="7.239cm" svg:y2="2.159cm">
          <text:p/>
        </draw:line>
        <draw:frame draw:style-name="gr2" draw:text-style-name="P2" draw:layer="layout" svg:width="1.878cm" svg:height="1.207cm" svg:x="1.461cm" svg:y="4.793cm">
          <draw:text-box>
            <text:p><text:span text:style-name="T1">Fdrag</text:span></text:p>
            <text:p><text:span text:style-name="T1"/></text:p>
          </draw:text-box>
        </draw:frame>
        <draw:custom-shape draw:style-name="gr4" draw:text-style-name="P3" draw:layer="layout" svg:width="0.762cm" svg:height="0.762cm" svg:x="3.861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0.931cm" svg:y1="7.404cm" svg:x2="0.931cm" svg:y2="6.615cm">
          <text:p/>
        </draw:line>
        <draw:frame draw:style-name="gr2" draw:text-style-name="P2" draw:layer="layout" svg:width="1.27cm" svg:height="1.207cm" svg:x="0.042cm" svg:y="6.285cm">
          <draw:text-box>
            <text:p><text:span text:style-name="T1">+y</text:span></text:p>
            <text:p><text:span text:style-name="T1"/></text:p>
          </draw:text-box>
        </draw:frame>
        <draw:frame draw:style-name="gr2" draw:text-style-name="P2" draw:layer="layout" svg:width="1.27cm" svg:height="1.207cm" svg:x="4.442cm" svg:y="6.985cm">
          <draw:text-box>
            <text:p><text:span text:style-name="T1"/></text:p>
            <text:p><text:span text:style-name="T1"/></text:p>
          </draw:text-box>
        </draw:frame>
        <draw:frame draw:style-name="gr2" draw:text-style-name="P2" draw:layer="layout" svg:width="1.27cm" svg:height="1.207cm" svg:x="1.142cm" svg:y="7.286cm">
          <draw:text-box>
            <text:p><text:span text:style-name="T1">+x</text:span></text:p>
            <text:p><text:span text:style-name="T1"/></text:p>
          </draw:text-box>
        </draw:frame>
        <draw:line draw:style-name="gr5" draw:text-style-name="P1" draw:layer="layout" svg:x1="0.915cm" svg:y1="7.419cm" svg:x2="1.759cm" svg:y2="7.393cm">
          <text:p/>
        </draw:line>
        <draw:frame draw:style-name="gr2" draw:text-style-name="P2" draw:layer="layout" svg:width="1.27cm" svg:height="1.207cm" svg:x="6.361cm" svg:y="1.793cm">
          <draw:text-box>
            <text:p><text:span text:style-name="T1">V</text:span></text:p>
            <text:p><text:span text:style-name="T1"/></text:p>
          </draw:text-box>
        </draw:frame>
        <draw:line draw:style-name="gr6" draw:text-style-name="P1" draw:layer="layout" svg:x1="4.163cm" svg:y1="4.219cm" svg:x2="5.334cm" svg:y2="3.429cm">
          <text:p/>
        </draw:line>
        <draw:frame draw:style-name="gr7" draw:text-style-name="P2" draw:layer="layout" svg:width="1.662cm" svg:height="1.207cm" svg:x="4.061cm" svg:y="2.794cm">
          <draw:text-box>
            <text:p><text:span text:style-name="T1">Vhat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12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14T10:13:24.625712281</dc:date>
    <meta:editing-duration>PT5H27M9S</meta:editing-duration>
    <meta:editing-cycles>15</meta:editing-cycles>
    <meta:generator>LibreOffice/5.0.3.2$Linux_X86_64 LibreOffice_project/00m0$Build-2</meta:generator>
    <meta:document-statistic meta:object-count="13"/>
  </office:meta>
</office:document-meta>
</file>